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style:font-name-complex="Times New Roman1"/>
    </style:style>
    <style:style style:name="P2" style:family="paragraph" style:parent-style-name="Standard">
      <style:paragraph-properties fo:margin-top="0cm" fo:margin-bottom="0cm"/>
    </style:style>
    <style:style style:name="P3" style:family="paragraph" style:parent-style-name="Standard">
      <style:paragraph-properties fo:margin-top="0cm" fo:margin-bottom="0cm"/>
      <style:text-properties style:font-name="Times New Roman" style:font-name-complex="Times New Roman1"/>
    </style:style>
    <style:style style:name="P4" style:family="paragraph" style:parent-style-name="Standard">
      <style:paragraph-properties fo:margin-top="0cm" fo:margin-bottom="0cm" fo:text-align="justify" style:justify-single-word="false"/>
      <style:text-properties style:font-name="Times New Roman" style:font-name-complex="Times New Roman1"/>
    </style:style>
    <style:style style:name="P5" style:family="paragraph" style:parent-style-name="Standard">
      <style:paragraph-properties fo:margin-top="0cm" fo:margin-bottom="0cm"/>
      <style:text-properties style:font-name="Times New Roman" fo:language="de" fo:country="DE" style:font-name-complex="Times New Roman1"/>
    </style:style>
    <style:style style:name="P6" style:family="paragraph" style:parent-style-name="Standard">
      <style:paragraph-properties fo:margin-top="0cm" fo:margin-bottom="0cm"/>
      <style:text-properties style:font-name="Times New Roman" fo:font-size="14pt" style:font-size-asian="14pt" style:font-name-complex="Times New Roman1" style:font-size-complex="14pt"/>
    </style:style>
    <style:style style:name="P7" style:family="paragraph" style:parent-style-name="Standard">
      <style:paragraph-properties fo:margin-top="0cm" fo:margin-bottom="0cm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">
      <style:paragraph-properties fo:margin-top="0cm" fo:margin-bottom="0cm" fo:text-align="justify" style:justify-single-word="false"/>
    </style:style>
    <style:style style:name="P9" style:family="paragraph" style:parent-style-name="Standard" style:master-page-name="Standard">
      <style:paragraph-properties fo:margin-top="0cm" fo:margin-bottom="0cm" style:page-number="auto"/>
    </style:style>
    <style:style style:name="P10" style:family="paragraph" style:parent-style-name="Standard">
      <style:paragraph-properties fo:margin-left="0cm" fo:margin-right="-0.252cm" fo:margin-top="0cm" fo:margin-bottom="0cm" fo:text-align="justify" style:justify-single-word="false" fo:text-indent="0cm" style:auto-text-indent="false"/>
    </style:style>
    <style:style style:name="P11" style:family="paragraph" style:parent-style-name="Standard" style:list-style-name="" style:master-page-name="">
      <style:paragraph-properties fo:margin-left="0cm" fo:margin-right="-0.318cm" fo:margin-top="0cm" fo:margin-bottom="0cm" fo:text-align="justify" style:justify-single-word="false" fo:orphans="2" fo:widows="2" fo:text-indent="0cm" style:auto-text-indent="false" style:page-number="auto" style:writing-mode="lr-tb"/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Standard" style:list-style-name="" style:master-page-name="">
      <style:paragraph-properties fo:margin-left="0cm" fo:margin-right="-0.291cm" fo:margin-top="0cm" fo:margin-bottom="0cm" fo:text-align="justify" style:justify-single-word="false" fo:orphans="2" fo:widows="2" fo:text-indent="0cm" style:auto-text-indent="false" style:page-number="auto" style:writing-mode="lr-tb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language="de" fo:country="DE" fo:font-weight="bold" style:font-size-asian="14pt" style:font-weight-asian="bold" style:font-name-complex="Times New Roman1" style:font-size-complex="14pt"/>
    </style:style>
    <style:style style:name="T5" style:family="text">
      <style:text-properties style:font-name="Times New Roman" fo:language="de" fo:country="DE" style:font-name-complex="Times New Roman1"/>
    </style:style>
    <style:style style:name="T6" style:family="text">
      <style:text-properties fo:font-size="8pt" fo:font-style="italic" style:font-size-asian="8pt" style:font-style-asian="italic" style:font-size-complex="8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3">Dane osobowe</text:span></text:p>
      <text:p text:style-name="P2"><text:span text:style-name="T1">Imię i Nazwisko:</text:span></text:p>
      <text:p text:style-name="P3"/>
      <text:p text:style-name="P2"><text:span text:style-name="T1">Data urodzin: </text:span></text:p>
      <text:p text:style-name="P2"><text:span text:style-name="T1">Miejsce urodzin: </text:span></text:p>
      <text:p text:style-name="P2"><text:span text:style-name="T1">Adres: </text:span></text:p>
      <text:p text:style-name="P3"/>
      <text:p text:style-name="P2"><text:span text:style-name="T5">E-mail: </text:span></text:p>
      <text:p text:style-name="P5">Telefon:</text:p>
      <text:p text:style-name="P2"><text:span text:style-name="T4">Wykształcenie</text:span></text:p>
      <text:p text:style-name="P5"/>
      <text:p text:style-name="P2"><text:span text:style-name="T1">2013-2016 </text:span></text:p>
      <text:p text:style-name="P3"/>
      <text:p text:style-name="P2"><text:span text:style-name="T1">2010-2013</text:span></text:p>
      <text:p text:style-name="P1"/>
      <text:p text:style-name="Standard"><text:span text:style-name="T3">Doświadczenie Zawodowe</text:span></text:p>
      <text:p text:style-name="Standard"><text:span text:style-name="T1">III 2014-obecnie</text:span></text:p>
      <text:p text:style-name="P1"/>
      <text:p text:style-name="P1"/>
      <text:p text:style-name="P2"><text:span text:style-name="T3">Informacje dodatkowe</text:span></text:p>
      <text:p text:style-name="P2"><text:span text:style-name="T1">Znajomość języków</text:span></text:p>
      <text:p text:style-name="P6"/>
      <text:p text:style-name="P1"/>
      <text:p text:style-name="P2"><text:span text:style-name="T1">Obsługa programów</text:span></text:p>
      <text:p text:style-name="P2"><text:span text:style-name="T1">i języki programowania</text:span></text:p>
      <text:p text:style-name="P3"/>
      <text:p text:style-name="P2"><text:span text:style-name="T1">Zainteresowania</text:span></text:p>
      <text:p text:style-name="P3"/>
      <text:p text:style-name="P6"><text:span text:style-name="T1"/></text:p>
      <text:p text:style-name="P6"/>
      <text:p text:style-name="P3"/>
      <text:p text:style-name="P3"/>
      <text:p text:style-name="P3"/>
      <text:p text:style-name="P3"/>
      <text:p text:style-name="P3"/>
      <text:p text:style-name="P6"/>
      <text:p text:style-name="P6"/>
      <text:p text:style-name="P6"/>
      <text:p text:style-name="P7"/>
      <text:p text:style-name="P8"><text:span text:style-name="T1">Cezary Kensicki <text:s text:c="36"/></text:span></text:p>
      <text:p text:style-name="P4"/>
      <text:p text:style-name="P8"><text:span text:style-name="T1">24 III 1994</text:span></text:p>
      <text:p text:style-name="P8"><text:span text:style-name="T1">Gdańsk</text:span></text:p>
      <text:p text:style-name="P8"><text:span text:style-name="T1">ul.Ks.L. Warneckiego 18 </text:span></text:p>
      <text:p text:style-name="P8"><text:span text:style-name="T1">83-136 Opalenie</text:span></text:p>
      <text:p text:style-name="P8"><text:span text:style-name="T1">cezary.kensicki@gmail.com</text:span></text:p>
      <text:p text:style-name="P4">887-813-501</text:p>
      <text:p text:style-name="P7"/>
      <text:p text:style-name="P4"/>
      <text:p text:style-name="P8"><text:span text:style-name="T1">Politechnika Gdańska, Wydział Fizyki Technicznej i Matematyki Stosowanej</text:span></text:p>
      <text:p text:style-name="P8"><text:span text:style-name="T1">Kierunek studiów: Nanotechnologia </text:span></text:p>
      <text:p text:style-name="P8"><text:span text:style-name="T1">Uniwersyteckie Katolickie Liceum Ogólnokształcące im. Św. Jadwigi Królowej w Tczewie</text:span></text:p>
      <text:p text:style-name="P4"/>
      <text:p text:style-name="P4"/>
      <text:p text:style-name="P4"/>
      <text:p text:style-name="P4"/>
      <text:p text:style-name="P8"><text:span text:style-name="T1">Pomorski Związek Piłki Nożnej </text:span></text:p>
      <text:p text:style-name="P8"><text:span text:style-name="T1">Sędzia piłki nożnej</text:span></text:p>
      <text:p text:style-name="P8"><text:span text:style-name="T1">Zakres obowiązków: kontrolowanie przebiegu spotkania, praca w zespole sędziowskim, umiejętna i szybka ocena sytuacji</text:span></text:p>
      <text:p text:style-name="P4"/>
      <text:p text:style-name="P7"/>
      <text:p text:style-name="P11"/>
      <text:p text:style-name="P8"><text:span text:style-name="T1">Język polski – język ojczysty</text:span></text:p>
      <text:p text:style-name="P8"><text:span text:style-name="T1">Język niemiecki – przeciętna</text:span></text:p>
      <text:p text:style-name="P8"><text:span text:style-name="T1">Język angielski – <text:s/>dobra</text:span></text:p>
      <text:p text:style-name="P4"/>
      <text:p text:style-name="P8"><text:span text:style-name="T1"><text:s/>język C# (certyfikat), język C++ (podstawy), SQL, znajomość systemu kontroli wersji GIT, podstawy programowania webowego</text:span></text:p>
      <text:p text:style-name="P12"><text:span text:style-name="T1"/></text:p>
      <text:p text:style-name="P4"/>
      <text:p text:style-name="P8"><text:span text:style-name="T1">Kinematografia, ekonomia, rozwój osobisty, sport, książki</text:span></text:p>
      <text:p text:style-name="P4"><text:span text:style-name="T1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>Oświadczam, że wyrażam zgodę na przetwarzanie danych osobowych zawartych w mojej ofercie pracy dla potrzeb aktualnych i przyszłych procesów rekrutacji prowadzonych przez jednostki z grupy kapitałowej (w rozumieniu przepisów ustawy o ofercie publicznej i warunkach wprowadzania instrumentów finansowych do zorganizowanego systemu obrotu oraz spółkach publicznych), do której należy Getin Noble Bank SA z siedzibą w Warszawie przy ul. Przyokopowej 33 (zgodnie z ustawą z dnia 29.08.1997 r. O Ochronie Danych Osobowych, Dz. Ustaw z </text:span><text:bookmark text:name="_GoBack"/><text:span text:style-name="T6">2002 nr 101 poz. 926- tj z późn. z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.212cm" fo:line-height="150%" fo:keep-together="always" fo:keep-with-next="always"/>
      <style:text-properties style:font-name="Times New Roman" fo:font-size="12pt" fo:font-weight="bold" style:letter-kerning="true" style:font-size-asian="12pt" style:font-weight-asian="bold" style:font-name-complex="F" style:font-style-complex="italic" style:font-weight-complex="bold"/>
    </style:style>
    <style:style style:name="Default_20_Paragraph_20_Font" style:display-name="Default Paragraph Font" style:family="text"/>
    <style:style style:name="Nagłówek_20_4_20_Znak" style:display-name="Nagłówek 4 Znak" style:family="text" style:parent-style-name="Default_20_Paragraph_20_Font">
      <style:text-properties style:font-name="Times New Roman" fo:font-size="12pt" fo:font-weight="bold" style:letter-kerning="true" style:font-size-asian="12pt" style:font-weight-asian="bold" style:font-name-complex="F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28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columns fo:column-count="2">
          <style:column style:rel-width="14335*" fo:start-indent="0cm" fo:end-indent="0.002cm"/>
          <style:column style:rel-width="51200*" fo:start-indent="0.002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ll</meta:initial-creator>
    <meta:editing-cycles>1</meta:editing-cycles>
    <meta:print-date>2016-05-20T15:04:00</meta:print-date>
    <meta:creation-date>2016-05-20T14:04:00</meta:creation-date>
    <dc:date>2016-11-11T20:51:17.83</dc:date>
    <meta:editing-duration>PT1M1S</meta:editing-duration>
    <meta:generator>OpenOffice/4.1.3$Win32 OpenOffice.org_project/413m1$Build-9783</meta:generator>
    <meta:document-statistic meta:table-count="0" meta:image-count="0" meta:object-count="0" meta:page-count="1" meta:paragraph-count="36" meta:word-count="201" meta:character-count="156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